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cs" fo:country="CZ" officeooo:rsid="0098cfb1" officeooo:paragraph-rsid="0098cfb1"/>
    </style:style>
    <style:style style:name="P2" style:family="paragraph" style:parent-style-name="Text_20_body">
      <style:text-properties fo:language="cs" fo:country="CZ" officeooo:rsid="00bcadc9" officeooo:paragraph-rsid="00be904f"/>
    </style:style>
    <style:style style:name="P3" style:family="paragraph" style:parent-style-name="Text_20_body">
      <style:text-properties fo:language="cs" fo:country="CZ" fo:font-style="italic" officeooo:rsid="006336d5" officeooo:paragraph-rsid="00df4d63" style:font-style-asian="italic" style:font-style-complex="italic"/>
    </style:style>
    <style:style style:name="P4" style:family="paragraph" style:parent-style-name="Text_20_body">
      <style:text-properties fo:language="cs" fo:country="CZ" fo:font-style="italic" officeooo:rsid="0064b4d3" officeooo:paragraph-rsid="00df4d63" style:font-style-asian="italic" style:font-style-complex="italic"/>
    </style:style>
    <style:style style:name="P5" style:family="paragraph" style:parent-style-name="Text_20_body">
      <style:text-properties fo:language="cs" fo:country="CZ" fo:font-style="italic" officeooo:rsid="0064b4d3" officeooo:paragraph-rsid="00e70cf9" style:font-style-asian="italic" style:font-style-complex="italic"/>
    </style:style>
    <style:style style:name="P6" style:family="paragraph" style:parent-style-name="Text_20_body">
      <style:text-properties fo:language="cs" fo:country="CZ" fo:font-style="italic" officeooo:rsid="0064b4d3" officeooo:paragraph-rsid="00e9a387" style:font-style-asian="italic" style:font-style-complex="italic"/>
    </style:style>
    <style:style style:name="P7" style:family="paragraph" style:parent-style-name="Text_20_body">
      <style:paragraph-properties fo:text-align="start" style:justify-single-word="false"/>
      <style:text-properties fo:language="cs" fo:country="CZ" fo:font-style="italic" officeooo:rsid="0067ff52" officeooo:paragraph-rsid="00df4d63" style:font-style-asian="italic" style:font-style-complex="italic"/>
    </style:style>
    <style:style style:name="P8" style:family="paragraph" style:parent-style-name="Text_20_body">
      <style:paragraph-properties fo:text-align="start" style:justify-single-word="false"/>
      <style:text-properties fo:language="cs" fo:country="CZ" officeooo:rsid="0091bba1" officeooo:paragraph-rsid="0091bba1"/>
    </style:style>
    <style:style style:name="P9" style:family="paragraph" style:parent-style-name="Text_20_body">
      <style:text-properties fo:language="cs" fo:country="CZ" officeooo:rsid="007c2457" officeooo:paragraph-rsid="007c2457"/>
    </style:style>
    <style:style style:name="P10" style:family="paragraph" style:parent-style-name="Text_20_body">
      <style:text-properties fo:language="cs" fo:country="CZ" officeooo:rsid="007c2457" officeooo:paragraph-rsid="00f1caaf"/>
    </style:style>
    <style:style style:name="P11" style:family="paragraph" style:parent-style-name="Text_20_body">
      <style:paragraph-properties fo:text-align="start" style:justify-single-word="false"/>
      <style:text-properties fo:language="cs" fo:country="CZ" officeooo:rsid="00de3793" officeooo:paragraph-rsid="00de3793"/>
    </style:style>
    <style:style style:name="P12" style:family="paragraph" style:parent-style-name="Text_20_body">
      <style:text-properties fo:language="cs" fo:country="CZ" fo:font-weight="bold" officeooo:rsid="00eee272" officeooo:paragraph-rsid="00eee272" style:font-weight-asian="bold" style:font-weight-complex="bold"/>
    </style:style>
    <style:style style:name="P13" style:family="paragraph" style:parent-style-name="Text_20_body">
      <style:text-properties fo:language="cs" fo:country="CZ" fo:font-style="normal" fo:font-weight="bold" officeooo:rsid="0064b4d3" officeooo:paragraph-rsid="00e739fe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language="cs" fo:country="CZ" fo:font-style="normal" fo:font-weight="normal" officeooo:rsid="0064b4d3" officeooo:paragraph-rsid="00df4d63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text-align="start" style:justify-single-word="false"/>
      <style:text-properties fo:font-style="italic" officeooo:paragraph-rsid="00427f54" style:font-style-asian="italic" style:font-style-complex="italic"/>
    </style:style>
    <style:style style:name="P18" style:family="paragraph" style:parent-style-name="Text_20_body">
      <style:paragraph-properties fo:text-align="start" style:justify-single-word="false"/>
      <style:text-properties fo:font-style="italic" officeooo:rsid="00427f54" officeooo:paragraph-rsid="00427f54" style:font-style-asian="italic" style:font-style-complex="italic"/>
    </style:style>
    <style:style style:name="P19" style:family="paragraph" style:parent-style-name="Text_20_body">
      <style:paragraph-properties fo:text-align="start" style:justify-single-word="false"/>
      <style:text-properties fo:font-style="italic" officeooo:rsid="00427f54" officeooo:paragraph-rsid="00397568" style:font-style-asian="italic" style:font-style-complex="italic"/>
    </style:style>
    <style:style style:name="P20" style:family="paragraph" style:parent-style-name="Text_20_body">
      <style:text-properties fo:font-style="italic" officeooo:paragraph-rsid="00be904f" style:font-style-asian="italic" style:font-style-complex="italic"/>
    </style:style>
    <style:style style:name="P21" style:family="paragraph" style:parent-style-name="Text_20_body">
      <style:text-properties fo:font-style="italic" officeooo:rsid="00c6ffd7" officeooo:paragraph-rsid="00cc585c" style:font-style-asian="italic" style:font-style-complex="italic"/>
    </style:style>
    <style:style style:name="P22" style:family="paragraph" style:parent-style-name="Text_20_body">
      <style:text-properties fo:font-style="italic" officeooo:rsid="00c6ffd7" officeooo:paragraph-rsid="00d3d750" style:font-style-asian="italic" style:font-style-complex="italic"/>
    </style:style>
    <style:style style:name="P23" style:family="paragraph" style:parent-style-name="Text_20_body">
      <style:text-properties fo:font-style="italic" officeooo:paragraph-rsid="00971347" style:font-style-asian="italic" style:font-style-complex="italic"/>
    </style:style>
    <style:style style:name="P24" style:family="paragraph" style:parent-style-name="Text_20_body">
      <style:text-properties fo:font-style="italic" officeooo:rsid="0097abee" officeooo:paragraph-rsid="0097abee" style:font-style-asian="italic" style:font-style-complex="italic"/>
    </style:style>
    <style:style style:name="P25" style:family="paragraph" style:parent-style-name="Text_20_body">
      <style:text-properties fo:font-style="italic" officeooo:rsid="00397568" style:font-style-asian="italic" style:font-style-complex="italic"/>
    </style:style>
    <style:style style:name="P26" style:family="paragraph" style:parent-style-name="Text_20_body">
      <style:paragraph-properties fo:text-align="start" style:justify-single-word="false"/>
      <style:text-properties fo:font-style="italic" officeooo:rsid="00397568" officeooo:paragraph-rsid="00397568" style:font-style-asian="italic" style:font-style-complex="italic"/>
    </style:style>
    <style:style style:name="P27" style:family="paragraph" style:parent-style-name="Text_20_body">
      <style:text-properties fo:language="en" fo:country="US" fo:font-style="italic" fo:font-weight="normal" officeooo:rsid="00e469fd" officeooo:paragraph-rsid="00e469fd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fo:language="en" fo:country="US" officeooo:rsid="008912a6" officeooo:paragraph-rsid="008686e9"/>
    </style:style>
    <style:style style:name="P29" style:family="paragraph" style:parent-style-name="Text_20_body">
      <style:text-properties fo:language="en" fo:country="US" officeooo:rsid="008912a6" officeooo:paragraph-rsid="008912a6"/>
    </style:style>
    <style:style style:name="P30" style:family="paragraph" style:parent-style-name="Text_20_body">
      <style:paragraph-properties fo:text-align="start" style:justify-single-word="false"/>
      <style:text-properties fo:language="en" fo:country="US" officeooo:rsid="0091bba1" officeooo:paragraph-rsid="0091bba1"/>
    </style:style>
    <style:style style:name="P31" style:family="paragraph" style:parent-style-name="Text_20_body">
      <style:text-properties fo:language="en" fo:country="US" officeooo:rsid="00ede31c" officeooo:paragraph-rsid="00ede31c"/>
    </style:style>
    <style:style style:name="P32" style:family="paragraph" style:parent-style-name="Text_20_body">
      <style:text-properties fo:language="en" fo:country="US" officeooo:rsid="00f93a83" officeooo:paragraph-rsid="00f93a83"/>
    </style:style>
    <style:style style:name="P33" style:family="paragraph" style:parent-style-name="Text_20_body">
      <style:text-properties fo:language="en" fo:country="US" fo:font-weight="bold" officeooo:rsid="00fa5fdf" officeooo:paragraph-rsid="00fa5fdf" style:font-weight-asian="bold" style:font-weight-complex="bold"/>
    </style:style>
    <style:style style:name="P34" style:family="paragraph" style:parent-style-name="Text_20_body">
      <style:text-properties officeooo:paragraph-rsid="001e39ad"/>
    </style:style>
    <style:style style:name="P35" style:family="paragraph" style:parent-style-name="Text_20_body">
      <style:text-properties officeooo:rsid="008029cc" officeooo:paragraph-rsid="008029cc"/>
    </style:style>
    <style:style style:name="P36" style:family="paragraph" style:parent-style-name="Text_20_body">
      <style:text-properties officeooo:paragraph-rsid="008686e9"/>
    </style:style>
    <style:style style:name="P37" style:family="paragraph" style:parent-style-name="Text_20_body">
      <style:text-properties officeooo:paragraph-rsid="00c116ad"/>
    </style:style>
    <style:style style:name="P38" style:family="paragraph" style:parent-style-name="Text_20_body">
      <style:text-properties officeooo:rsid="00c6ffd7" officeooo:paragraph-rsid="00c6ffd7"/>
    </style:style>
    <style:style style:name="P39" style:family="paragraph" style:parent-style-name="Text_20_body">
      <style:text-properties officeooo:rsid="00c6ffd7" officeooo:paragraph-rsid="00c8706b"/>
    </style:style>
    <style:style style:name="P40" style:family="paragraph" style:parent-style-name="Text_20_body">
      <style:text-properties officeooo:rsid="00cefe33" officeooo:paragraph-rsid="00cefe33"/>
    </style:style>
    <style:style style:name="P41" style:family="paragraph" style:parent-style-name="Text_20_body">
      <style:text-properties officeooo:rsid="00d77319" officeooo:paragraph-rsid="00d90edb"/>
    </style:style>
    <style:style style:name="P42" style:family="paragraph" style:parent-style-name="Text_20_body">
      <style:text-properties officeooo:paragraph-rsid="00d77319"/>
    </style:style>
    <style:style style:name="P43" style:family="paragraph" style:parent-style-name="Text_20_body">
      <style:text-properties officeooo:rsid="00ca5eb2" officeooo:paragraph-rsid="00f9600a"/>
    </style:style>
    <style:style style:name="P44" style:family="paragraph" style:parent-style-name="Text_20_body">
      <style:paragraph-properties fo:text-align="start" style:justify-single-word="false"/>
      <style:text-properties fo:font-weight="bold" officeooo:rsid="01087bf3" officeooo:paragraph-rsid="01087bf3" style:font-weight-asian="bold" style:font-weight-complex="bold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105aab3" officeooo:paragraph-rsid="01222499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paragraph-rsid="01027362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fe9994" officeooo:paragraph-rsid="01229e70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1229e70" officeooo:paragraph-rsid="01229e70" style:font-weight-asian="normal" style:font-weight-complex="normal"/>
    </style:style>
    <style:style style:name="P49" style:family="paragraph" style:parent-style-name="Text_20_body">
      <style:text-properties officeooo:paragraph-rsid="01011eee"/>
    </style:style>
    <style:style style:name="P50" style:family="paragraph" style:parent-style-name="Text_20_body">
      <style:paragraph-properties fo:text-align="start" style:justify-single-word="false"/>
      <style:text-properties officeooo:rsid="0105aab3" officeooo:paragraph-rsid="0105aab3"/>
    </style:style>
    <style:style style:name="P51" style:family="paragraph" style:parent-style-name="Text_20_body">
      <style:paragraph-properties fo:text-align="start" style:justify-single-word="false"/>
      <style:text-properties officeooo:rsid="0105aab3" officeooo:paragraph-rsid="011e7a18"/>
    </style:style>
    <style:style style:name="P52" style:family="paragraph" style:parent-style-name="Text_20_body">
      <style:paragraph-properties fo:text-align="start" style:justify-single-word="false"/>
      <style:text-properties officeooo:rsid="0105aab3" officeooo:paragraph-rsid="01205ce3"/>
    </style:style>
    <style:style style:name="P53" style:family="paragraph" style:parent-style-name="Text_20_body">
      <style:text-properties officeooo:rsid="011584be" officeooo:paragraph-rsid="011584be"/>
    </style:style>
    <style:style style:name="P54" style:family="paragraph" style:parent-style-name="Text_20_body">
      <style:text-properties officeooo:rsid="011584be" officeooo:paragraph-rsid="01166624"/>
    </style:style>
    <style:style style:name="P55" style:family="paragraph" style:parent-style-name="Text_20_body">
      <style:text-properties officeooo:rsid="01166624" officeooo:paragraph-rsid="01166624"/>
    </style:style>
    <style:style style:name="P56" style:family="paragraph" style:parent-style-name="Text_20_body">
      <style:text-properties officeooo:rsid="0117ecc2" officeooo:paragraph-rsid="0117ecc2"/>
    </style:style>
    <style:style style:name="P57" style:family="paragraph" style:parent-style-name="Text_20_body">
      <style:text-properties fo:font-style="normal" officeooo:rsid="00c6ffd7" officeooo:paragraph-rsid="00cc585c" style:font-style-asian="normal" style:font-style-complex="normal"/>
    </style:style>
    <style:style style:name="P58" style:family="paragraph" style:parent-style-name="Text_20_body">
      <style:text-properties fo:font-style="normal" officeooo:rsid="012d59c8" officeooo:paragraph-rsid="012d59c8" style:font-style-asian="normal" style:font-style-complex="normal"/>
    </style:style>
    <style:style style:name="P59" style:family="paragraph" style:parent-style-name="Text_20_body">
      <style:text-properties officeooo:rsid="012d3f5d" officeooo:paragraph-rsid="012d3f5d"/>
    </style:style>
    <style:style style:name="P60" style:family="paragraph" style:parent-style-name="Text_20_body">
      <style:text-properties officeooo:rsid="012d59c8" officeooo:paragraph-rsid="012d59c8"/>
    </style:style>
    <style:style style:name="P61" style:family="paragraph" style:parent-style-name="Standard">
      <style:text-properties officeooo:rsid="00fe9994" officeooo:paragraph-rsid="01229e70"/>
    </style:style>
    <style:style style:name="P62" style:family="paragraph" style:parent-style-name="Standard">
      <style:text-properties officeooo:rsid="00ff169e" officeooo:paragraph-rsid="01229e70"/>
    </style:style>
    <style:style style:name="P63" style:family="paragraph" style:parent-style-name="Heading_20_2">
      <style:text-properties fo:language="cs" fo:country="CZ" fo:font-style="italic" officeooo:rsid="0015ad37" style:font-style-asian="italic" style:font-style-complex="italic"/>
    </style:style>
    <style:style style:name="P64" style:family="paragraph" style:parent-style-name="Heading_20_1">
      <style:text-properties officeooo:rsid="00ddda23" officeooo:paragraph-rsid="00ddda23"/>
    </style:style>
    <style:style style:name="P65" style:family="paragraph" style:parent-style-name="Heading_20_1" style:master-page-name="Standard">
      <style:paragraph-properties fo:text-align="center" style:justify-single-word="false" style:page-number="auto"/>
    </style:style>
    <style:style style:name="P66" style:family="paragraph" style:parent-style-name="Text_20_body">
      <style:paragraph-properties fo:text-align="start" style:justify-single-word="false"/>
      <style:text-properties fo:language="cs" fo:country="CZ" fo:font-weight="normal" officeooo:rsid="011e7a18" officeooo:paragraph-rsid="01222499" style:font-weight-asian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language="cs" fo:country="CZ" fo:font-weight="normal" officeooo:rsid="00ff57a2" officeooo:paragraph-rsid="01229e70" style:font-weight-asian="normal" style:font-weight-complex="normal"/>
    </style:style>
    <style:style style:name="P68" style:family="paragraph" style:parent-style-name="Text_20_body" style:list-style-name="L1">
      <style:text-properties fo:language="cs" fo:country="CZ" fo:font-style="italic" officeooo:rsid="00971347" officeooo:paragraph-rsid="00971347" style:font-style-asian="italic" style:font-style-complex="italic"/>
    </style:style>
    <style:style style:name="P69" style:family="paragraph" style:parent-style-name="Text_20_body">
      <style:text-properties fo:language="cs" fo:country="CZ" fo:font-style="italic" officeooo:rsid="007c2457" officeooo:paragraph-rsid="0076e5a6" style:font-style-asian="italic" style:font-style-complex="italic"/>
    </style:style>
    <style:style style:name="P70" style:family="paragraph" style:parent-style-name="Text_20_body">
      <style:text-properties fo:language="cs" fo:country="CZ" fo:font-style="italic" officeooo:rsid="001c3999" officeooo:paragraph-rsid="0132381e" style:font-style-asian="italic" style:font-style-complex="italic"/>
    </style:style>
    <style:style style:name="P71" style:family="paragraph" style:parent-style-name="Text_20_body">
      <style:text-properties fo:language="cs" fo:country="CZ" fo:font-style="italic" officeooo:rsid="01324c18" officeooo:paragraph-rsid="01324c18" style:font-style-asian="italic" style:font-style-complex="italic"/>
    </style:style>
    <style:style style:name="P72" style:family="paragraph" style:parent-style-name="Text_20_body">
      <style:text-properties fo:language="cs" fo:country="CZ" fo:font-style="italic" officeooo:rsid="0134ae6c" officeooo:paragraph-rsid="0134ae6c" style:font-style-asian="italic" style:font-style-complex="italic"/>
    </style:style>
    <style:style style:name="P73" style:family="paragraph" style:parent-style-name="Text_20_body" style:list-style-name="L2">
      <style:text-properties fo:language="cs" fo:country="CZ" officeooo:rsid="008a8412" officeooo:paragraph-rsid="008a8412"/>
    </style:style>
    <style:style style:name="P74" style:family="paragraph" style:parent-style-name="Text_20_body" style:list-style-name="L3">
      <style:paragraph-properties fo:text-align="start" style:justify-single-word="false"/>
      <style:text-properties fo:language="cs" fo:country="CZ" fo:font-weight="bold" officeooo:rsid="0091bba1" officeooo:paragraph-rsid="00de3793" style:font-weight-asian="bold" style:font-weight-complex="bold"/>
    </style:style>
    <style:style style:name="P75" style:family="paragraph" style:parent-style-name="Text_20_body">
      <style:text-properties fo:language="cs" fo:country="CZ" fo:font-style="normal" fo:font-weight="bold" officeooo:rsid="012d59c8" officeooo:paragraph-rsid="012d59c8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language="cs" fo:country="CZ" fo:font-style="normal" officeooo:rsid="012f5684" officeooo:paragraph-rsid="012d59c8" style:font-style-asian="normal" style:font-style-complex="normal"/>
    </style:style>
    <style:style style:name="P77" style:family="paragraph" style:parent-style-name="Text_20_body">
      <style:text-properties fo:language="cs" fo:country="CZ" fo:font-style="normal" officeooo:rsid="001afbf1" officeooo:paragraph-rsid="0132381e" style:font-style-asian="normal" style:font-style-complex="normal"/>
    </style:style>
    <style:style style:name="P78" style:family="paragraph" style:parent-style-name="Text_20_body">
      <style:text-properties fo:language="cs" fo:country="CZ" fo:font-style="normal" officeooo:rsid="001c3999" officeooo:paragraph-rsid="0132381e" style:font-style-asian="normal" style:font-style-complex="normal"/>
    </style:style>
    <style:style style:name="P79" style:family="paragraph" style:parent-style-name="Text_20_body">
      <style:text-properties fo:language="cs" fo:country="CZ" fo:font-style="normal" officeooo:rsid="007c2457" officeooo:paragraph-rsid="0076e5a6" style:font-style-asian="normal" style:font-style-complex="normal"/>
    </style:style>
    <style:style style:name="P80" style:family="paragraph" style:parent-style-name="Text_20_body">
      <style:text-properties fo:language="cs" fo:country="CZ" fo:font-style="normal" officeooo:rsid="013431cf" officeooo:paragraph-rsid="013431cf" style:font-style-asian="normal" style:font-style-complex="normal"/>
    </style:style>
    <style:style style:name="P81" style:family="paragraph" style:parent-style-name="Text_20_body">
      <style:text-properties fo:language="cs" fo:country="CZ" fo:font-style="normal" officeooo:rsid="0134ae6c" officeooo:paragraph-rsid="0134ae6c" style:font-style-asian="normal" style:font-style-complex="normal"/>
    </style:style>
    <style:style style:name="P82" style:family="paragraph" style:parent-style-name="Text_20_body">
      <style:paragraph-properties fo:text-align="start" style:justify-single-word="false"/>
      <style:text-properties fo:font-weight="bold" officeooo:rsid="0105aab3" officeooo:paragraph-rsid="011e7a18" style:font-weight-asian="bold" style:font-weight-complex="bold"/>
    </style:style>
    <style:style style:name="P83" style:family="paragraph" style:parent-style-name="Text_20_body" style:list-style-name="L2">
      <style:text-properties officeooo:paragraph-rsid="008a8412"/>
    </style:style>
    <style:style style:name="P84" style:family="paragraph" style:parent-style-name="Text_20_body" style:list-style-name="L3">
      <style:paragraph-properties fo:text-align="start" style:justify-single-word="false"/>
      <style:text-properties officeooo:paragraph-rsid="008f9d3d"/>
    </style:style>
    <style:style style:name="P85" style:family="paragraph" style:parent-style-name="Text_20_body" style:list-style-name="L3">
      <style:paragraph-properties fo:text-align="start" style:justify-single-word="false"/>
      <style:text-properties officeooo:rsid="008f9d3d" officeooo:paragraph-rsid="008f9d3d"/>
    </style:style>
    <style:style style:name="P86" style:family="paragraph" style:parent-style-name="Text_20_body" style:list-style-name="L3">
      <style:paragraph-properties fo:text-align="start" style:justify-single-word="false"/>
      <style:text-properties fo:language="en" fo:country="US" officeooo:rsid="0091bba1" officeooo:paragraph-rsid="0091bba1"/>
    </style:style>
    <style:style style:name="P87" style:family="paragraph" style:parent-style-name="Text_20_body">
      <style:text-properties fo:language="en" fo:country="US" officeooo:rsid="00ede31c" officeooo:paragraph-rsid="00ede31c"/>
    </style:style>
    <style:style style:name="P88" style:family="paragraph" style:parent-style-name="Text_20_body">
      <style:text-properties fo:language="en" fo:country="US" officeooo:rsid="0130f56f" officeooo:paragraph-rsid="0130f56f"/>
    </style:style>
    <style:style style:name="P89" style:family="paragraph" style:parent-style-name="Text_20_body">
      <style:text-properties officeooo:paragraph-rsid="00d90edb"/>
    </style:style>
    <style:style style:name="P90" style:family="paragraph" style:parent-style-name="Text_20_body">
      <style:text-properties fo:font-style="normal" officeooo:rsid="00c6ffd7" officeooo:paragraph-rsid="00cc585c" style:font-style-asian="normal" style:font-style-complex="normal"/>
    </style:style>
    <style:style style:name="P91" style:family="paragraph" style:parent-style-name="Text_20_body">
      <style:text-properties fo:font-style="normal" officeooo:rsid="0138f22c" officeooo:paragraph-rsid="0138f22c" style:font-style-asian="normal" style:font-style-complex="normal"/>
    </style:style>
    <style:style style:name="P92" style:family="paragraph" style:parent-style-name="Text_20_body">
      <style:paragraph-properties fo:text-align="start" style:justify-single-word="false"/>
      <style:text-properties officeooo:rsid="01396d31" officeooo:paragraph-rsid="01396d31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849181"/>
    </style:style>
    <style:style style:name="T3" style:family="text">
      <style:text-properties fo:language="cs" fo:country="CZ" officeooo:rsid="008a7415"/>
    </style:style>
    <style:style style:name="T4" style:family="text">
      <style:text-properties fo:language="cs" fo:country="CZ" officeooo:rsid="008b25ee"/>
    </style:style>
    <style:style style:name="T5" style:family="text">
      <style:text-properties fo:language="cs" fo:country="CZ" officeooo:rsid="008b4e80"/>
    </style:style>
    <style:style style:name="T6" style:family="text">
      <style:text-properties fo:language="cs" fo:country="CZ" officeooo:rsid="008dfd1e"/>
    </style:style>
    <style:style style:name="T7" style:family="text">
      <style:text-properties fo:language="cs" fo:country="CZ" officeooo:rsid="008f9d3d"/>
    </style:style>
    <style:style style:name="T8" style:family="text">
      <style:text-properties fo:language="cs" fo:country="CZ" officeooo:rsid="0091316a"/>
    </style:style>
    <style:style style:name="T9" style:family="text">
      <style:text-properties fo:language="cs" fo:country="CZ" officeooo:rsid="00951fb5"/>
    </style:style>
    <style:style style:name="T10" style:family="text">
      <style:text-properties fo:language="cs" fo:country="CZ" officeooo:rsid="00971347"/>
    </style:style>
    <style:style style:name="T11" style:family="text">
      <style:text-properties fo:language="cs" fo:country="CZ" officeooo:rsid="00975b9a"/>
    </style:style>
    <style:style style:name="T12" style:family="text">
      <style:text-properties fo:language="cs" fo:country="CZ" officeooo:rsid="00aac2f4"/>
    </style:style>
    <style:style style:name="T13" style:family="text">
      <style:text-properties fo:language="cs" fo:country="CZ" officeooo:rsid="00bcadc9"/>
    </style:style>
    <style:style style:name="T14" style:family="text">
      <style:text-properties fo:language="cs" fo:country="CZ" officeooo:rsid="00bcc92f"/>
    </style:style>
    <style:style style:name="T15" style:family="text">
      <style:text-properties fo:language="cs" fo:country="CZ" officeooo:rsid="00be904f"/>
    </style:style>
    <style:style style:name="T16" style:family="text">
      <style:text-properties fo:language="cs" fo:country="CZ" officeooo:rsid="00c0485a"/>
    </style:style>
    <style:style style:name="T17" style:family="text">
      <style:text-properties fo:language="cs" fo:country="CZ" officeooo:rsid="00c116ad"/>
    </style:style>
    <style:style style:name="T18" style:family="text">
      <style:text-properties fo:language="cs" fo:country="CZ" officeooo:rsid="00c181b2"/>
    </style:style>
    <style:style style:name="T19" style:family="text">
      <style:text-properties fo:language="cs" fo:country="CZ" officeooo:rsid="00c5b4a4"/>
    </style:style>
    <style:style style:name="T20" style:family="text">
      <style:text-properties fo:language="cs" fo:country="CZ" officeooo:rsid="00c8706b"/>
    </style:style>
    <style:style style:name="T21" style:family="text">
      <style:text-properties fo:language="cs" fo:country="CZ" officeooo:rsid="00cc585c"/>
    </style:style>
    <style:style style:name="T22" style:family="text">
      <style:text-properties fo:language="cs" fo:country="CZ" officeooo:rsid="00d1db51"/>
    </style:style>
    <style:style style:name="T23" style:family="text">
      <style:text-properties fo:language="cs" fo:country="CZ" officeooo:rsid="00c6ffd7"/>
    </style:style>
    <style:style style:name="T24" style:family="text">
      <style:text-properties fo:language="cs" fo:country="CZ" officeooo:rsid="00d3d750"/>
    </style:style>
    <style:style style:name="T25" style:family="text">
      <style:text-properties fo:language="cs" fo:country="CZ" fo:font-weight="bold" style:font-weight-asian="bold" style:font-weight-complex="bold"/>
    </style:style>
    <style:style style:name="T26" style:family="text">
      <style:text-properties fo:language="cs" fo:country="CZ" fo:font-weight="bold" officeooo:rsid="00d3d750" style:font-weight-asian="bold" style:font-weight-complex="bold"/>
    </style:style>
    <style:style style:name="T27" style:family="text">
      <style:text-properties fo:language="cs" fo:country="CZ" officeooo:rsid="00e739fe"/>
    </style:style>
    <style:style style:name="T28" style:family="text">
      <style:text-properties fo:language="cs" fo:country="CZ" officeooo:rsid="00eee272"/>
    </style:style>
    <style:style style:name="T29" style:family="text">
      <style:text-properties fo:language="cs" fo:country="CZ" officeooo:rsid="00f0aada"/>
    </style:style>
    <style:style style:name="T30" style:family="text">
      <style:text-properties fo:language="cs" fo:country="CZ" officeooo:rsid="00f1c346"/>
    </style:style>
    <style:style style:name="T31" style:family="text">
      <style:text-properties fo:language="cs" fo:country="CZ" officeooo:rsid="00fbc62d"/>
    </style:style>
    <style:style style:name="T32" style:family="text">
      <style:text-properties fo:language="cs" fo:country="CZ" fo:font-style="normal" fo:font-weight="bold" officeooo:rsid="0064b4d3" style:font-style-asian="normal" style:font-weight-asian="bold" style:font-style-complex="normal" style:font-weight-complex="bold"/>
    </style:style>
    <style:style style:name="T33" style:family="text">
      <style:text-properties fo:language="cs" fo:country="CZ" fo:font-style="normal" fo:font-weight="bold" officeooo:rsid="00e1b252" style:font-style-asian="normal" style:font-weight-asian="bold" style:font-style-complex="normal" style:font-weight-complex="bold"/>
    </style:style>
    <style:style style:name="T34" style:family="text">
      <style:text-properties fo:language="cs" fo:country="CZ" fo:font-style="normal" fo:font-weight="bold" officeooo:rsid="01011eee" style:font-style-asian="normal" style:font-weight-asian="bold" style:font-style-complex="normal" style:font-weight-complex="bold"/>
    </style:style>
    <style:style style:name="T35" style:family="text">
      <style:text-properties fo:language="cs" fo:country="CZ" fo:font-style="normal" fo:font-weight="bold" officeooo:rsid="0101d892" style:font-style-asian="normal" style:font-weight-asian="bold" style:font-style-complex="normal" style:font-weight-complex="bold"/>
    </style:style>
    <style:style style:name="T36" style:family="text">
      <style:text-properties fo:language="cs" fo:country="CZ" fo:font-style="normal" style:font-style-asian="normal" style:font-style-complex="normal"/>
    </style:style>
    <style:style style:name="T37" style:family="text">
      <style:text-properties fo:language="cs" fo:country="CZ" fo:font-style="normal" officeooo:rsid="0064b4d3" style:font-style-asian="normal" style:font-style-complex="normal"/>
    </style:style>
    <style:style style:name="T38" style:family="text">
      <style:text-properties fo:language="cs" fo:country="CZ" fo:font-style="normal" officeooo:rsid="00e1b252" style:font-style-asian="normal" style:font-style-complex="normal"/>
    </style:style>
    <style:style style:name="T39" style:family="text">
      <style:text-properties fo:language="cs" fo:country="CZ" fo:font-style="normal" officeooo:rsid="0101d892" style:font-style-asian="normal" style:font-style-complex="normal"/>
    </style:style>
    <style:style style:name="T40" style:family="text">
      <style:text-properties fo:language="cs" fo:country="CZ" fo:font-style="normal" officeooo:rsid="0105aab3" style:font-style-asian="normal" style:font-style-complex="normal"/>
    </style:style>
    <style:style style:name="T41" style:family="text">
      <style:text-properties fo:language="cs" fo:country="CZ" fo:font-style="normal" officeooo:rsid="01027362" style:font-style-asian="normal" style:font-style-complex="normal"/>
    </style:style>
    <style:style style:name="T42" style:family="text">
      <style:text-properties fo:language="cs" fo:country="CZ" fo:font-style="normal" officeooo:rsid="01042948" style:font-style-asian="normal" style:font-style-complex="normal"/>
    </style:style>
    <style:style style:name="T43" style:family="text">
      <style:text-properties fo:language="cs" fo:country="CZ" fo:font-style="normal" fo:font-weight="normal" officeooo:rsid="0101d892" style:font-style-asian="normal" style:font-weight-asian="normal" style:font-style-complex="normal" style:font-weight-complex="normal"/>
    </style:style>
    <style:style style:name="T44" style:family="text">
      <style:text-properties fo:language="cs" fo:country="CZ" fo:font-style="normal" fo:font-weight="normal" officeooo:rsid="00e1b252" style:font-style-asian="normal" style:font-weight-asian="normal" style:font-style-complex="normal" style:font-weight-complex="normal"/>
    </style:style>
    <style:style style:name="T45" style:family="text">
      <style:text-properties fo:language="cs" fo:country="CZ" fo:font-style="normal" fo:font-weight="normal" officeooo:rsid="01027362" style:font-style-asian="normal" style:font-weight-asian="normal" style:font-style-complex="normal" style:font-weight-complex="normal"/>
    </style:style>
    <style:style style:name="T46" style:family="text">
      <style:text-properties fo:language="cs" fo:country="CZ" fo:font-style="normal" fo:font-weight="normal" officeooo:rsid="01042948" style:font-style-asian="normal" style:font-weight-asian="normal" style:font-style-complex="normal" style:font-weight-complex="normal"/>
    </style:style>
    <style:style style:name="T47" style:family="text">
      <style:text-properties fo:language="cs" fo:country="CZ" officeooo:rsid="011e7a18"/>
    </style:style>
    <style:style style:name="T48" style:family="text">
      <style:text-properties fo:language="cs" fo:country="CZ" officeooo:rsid="01222499"/>
    </style:style>
    <style:style style:name="T49" style:family="text">
      <style:text-properties fo:language="cs" fo:country="CZ" officeooo:rsid="00ff57a2"/>
    </style:style>
    <style:style style:name="T50" style:family="text">
      <style:text-properties fo:language="cs" fo:country="CZ" officeooo:rsid="01236930"/>
    </style:style>
    <style:style style:name="T51" style:family="text">
      <style:text-properties fo:language="cs" fo:country="CZ" officeooo:rsid="012f5684"/>
    </style:style>
    <style:style style:name="T52" style:family="text">
      <style:text-properties fo:language="cs" fo:country="CZ" officeooo:rsid="0130f56f"/>
    </style:style>
    <style:style style:name="T53" style:family="text">
      <style:text-properties fo:language="cs" fo:country="CZ" officeooo:rsid="0131ac61"/>
    </style:style>
    <style:style style:name="T54" style:family="text">
      <style:text-properties fo:language="en" fo:country="US"/>
    </style:style>
    <style:style style:name="T55" style:family="text">
      <style:text-properties fo:language="en" fo:country="US" officeooo:rsid="00849181"/>
    </style:style>
    <style:style style:name="T56" style:family="text">
      <style:text-properties fo:language="en" fo:country="US" officeooo:rsid="008a7415"/>
    </style:style>
    <style:style style:name="T57" style:family="text">
      <style:text-properties fo:language="en" fo:country="US" officeooo:rsid="008f9d3d"/>
    </style:style>
    <style:style style:name="T58" style:family="text">
      <style:text-properties fo:language="en" fo:country="US" officeooo:rsid="0091316a"/>
    </style:style>
    <style:style style:name="T59" style:family="text">
      <style:text-properties fo:language="en" fo:country="US" officeooo:rsid="00971347"/>
    </style:style>
    <style:style style:name="T60" style:family="text">
      <style:text-properties fo:language="en" fo:country="US" officeooo:rsid="00c6ffd7"/>
    </style:style>
    <style:style style:name="T61" style:family="text">
      <style:text-properties fo:language="en" fo:country="US" officeooo:rsid="00cc585c"/>
    </style:style>
    <style:style style:name="T62" style:family="text">
      <style:text-properties fo:language="en" fo:country="US" fo:font-weight="bold" officeooo:rsid="008f9d3d" style:font-weight-asian="bold" style:font-weight-complex="bold"/>
    </style:style>
    <style:style style:name="T63" style:family="text">
      <style:text-properties fo:language="en" fo:country="US" officeooo:rsid="00e9a387"/>
    </style:style>
    <style:style style:name="T64" style:family="text">
      <style:text-properties fo:language="en" fo:country="US" officeooo:rsid="00e70cf9"/>
    </style:style>
    <style:style style:name="T65" style:family="text">
      <style:text-properties fo:language="en" fo:country="US" officeooo:rsid="0068f74c"/>
    </style:style>
    <style:style style:name="T66" style:family="text">
      <style:text-properties fo:language="en" fo:country="US" officeooo:rsid="00eb452a"/>
    </style:style>
    <style:style style:name="T67" style:family="text">
      <style:text-properties fo:language="en" fo:country="US" fo:font-style="normal" fo:font-weight="bold" officeooo:rsid="011a3b85" style:font-style-asian="normal" style:font-weight-asian="bold" style:font-style-complex="normal" style:font-weight-complex="bold"/>
    </style:style>
    <style:style style:name="T68" style:family="text">
      <style:text-properties fo:language="en" fo:country="US" fo:font-style="normal" fo:font-weight="bold" officeooo:rsid="011be06e" style:font-style-asian="normal" style:font-weight-asian="bold" style:font-style-complex="normal" style:font-weight-complex="bold"/>
    </style:style>
    <style:style style:name="T69" style:family="text">
      <style:text-properties fo:language="en" fo:country="US" fo:font-style="normal" fo:font-weight="normal" officeooo:rsid="011a3b85" style:font-style-asian="normal" style:font-weight-asian="normal" style:font-style-complex="normal" style:font-weight-complex="normal"/>
    </style:style>
    <style:style style:name="T70" style:family="text">
      <style:text-properties fo:language="en" fo:country="US" fo:font-weight="normal" officeooo:rsid="011a3b85" style:font-weight-asian="normal" style:font-weight-complex="normal"/>
    </style:style>
    <style:style style:name="T71" style:family="text">
      <style:text-properties fo:language="en" fo:country="US" officeooo:rsid="011e7a18"/>
    </style:style>
    <style:style style:name="T72" style:family="text">
      <style:text-properties fo:language="en" fo:country="US" officeooo:rsid="0134ae6c"/>
    </style:style>
    <style:style style:name="T73" style:family="text">
      <style:text-properties fo:language="en" fo:country="US" officeooo:rsid="0134c155"/>
    </style:style>
    <style:style style:name="T74" style:family="text">
      <style:text-properties officeooo:rsid="00146fb9"/>
    </style:style>
    <style:style style:name="T75" style:family="text">
      <style:text-properties officeooo:rsid="0068f74c"/>
    </style:style>
    <style:style style:name="T76" style:family="text">
      <style:text-properties officeooo:rsid="007faff2"/>
    </style:style>
    <style:style style:name="T77" style:family="text">
      <style:text-properties officeooo:rsid="0082026f"/>
    </style:style>
    <style:style style:name="T78" style:family="text">
      <style:text-properties officeooo:rsid="00849181"/>
    </style:style>
    <style:style style:name="T79" style:family="text">
      <style:text-properties officeooo:rsid="008912a6"/>
    </style:style>
    <style:style style:name="T80" style:family="text">
      <style:text-properties officeooo:rsid="009a436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f1caaf" style:font-weight-asian="bold" style:font-weight-complex="bold"/>
    </style:style>
    <style:style style:name="T83" style:family="text">
      <style:text-properties officeooo:rsid="00d77319"/>
    </style:style>
    <style:style style:name="T84" style:family="text">
      <style:text-properties officeooo:rsid="00dadf18"/>
    </style:style>
    <style:style style:name="T85" style:family="text">
      <style:text-properties officeooo:rsid="00db9604"/>
    </style:style>
    <style:style style:name="T86" style:family="text">
      <style:text-properties officeooo:rsid="00e1995f"/>
    </style:style>
    <style:style style:name="T87" style:family="text">
      <style:text-properties officeooo:rsid="00e1b252"/>
    </style:style>
    <style:style style:name="T88" style:family="text">
      <style:text-properties officeooo:rsid="00e62109"/>
    </style:style>
    <style:style style:name="T89" style:family="text">
      <style:text-properties officeooo:rsid="00e70cf9"/>
    </style:style>
    <style:style style:name="T90" style:family="text">
      <style:text-properties officeooo:rsid="00e9a387"/>
    </style:style>
    <style:style style:name="T91" style:family="text">
      <style:text-properties officeooo:rsid="00eb452a"/>
    </style:style>
    <style:style style:name="T92" style:family="text">
      <style:text-properties officeooo:rsid="00eee272"/>
    </style:style>
    <style:style style:name="T93" style:family="text">
      <style:text-properties officeooo:rsid="00ff57a2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officeooo:rsid="01166624"/>
    </style:style>
    <style:style style:name="T96" style:family="text">
      <style:text-properties officeooo:rsid="0117ecc2"/>
    </style:style>
    <style:style style:name="T97" style:family="text">
      <style:text-properties officeooo:rsid="012406f9"/>
    </style:style>
    <style:style style:name="T98" style:family="text">
      <style:text-properties officeooo:rsid="0125c713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126d152" style:font-style-asian="normal" style:font-style-complex="normal"/>
    </style:style>
    <style:style style:name="T101" style:family="text">
      <style:text-properties fo:font-style="normal" officeooo:rsid="01271b3b" style:font-style-asian="normal" style:font-style-complex="normal"/>
    </style:style>
    <style:style style:name="T102" style:family="text">
      <style:text-properties fo:font-style="normal" officeooo:rsid="01273547" style:font-style-asian="normal" style:font-style-complex="normal"/>
    </style:style>
    <style:style style:name="T103" style:family="text">
      <style:text-properties fo:font-style="normal" officeooo:rsid="0127d642" style:font-style-asian="normal" style:font-style-complex="normal"/>
    </style:style>
    <style:style style:name="T104" style:family="text">
      <style:text-properties fo:font-style="normal" officeooo:rsid="0128c5c2" style:font-style-asian="normal" style:font-style-complex="normal"/>
    </style:style>
    <style:style style:name="T105" style:family="text">
      <style:text-properties officeooo:rsid="0131ac61"/>
    </style:style>
    <style:style style:name="T106" style:family="text">
      <style:text-properties officeooo:rsid="0133d40a"/>
    </style:style>
    <style:style style:name="T107" style:family="text">
      <style:text-properties officeooo:rsid="01341ed2"/>
    </style:style>
    <style:style style:name="T108" style:family="text">
      <style:text-properties officeooo:rsid="013431cf"/>
    </style:style>
    <style:style style:name="T109" style:family="text">
      <style:text-properties officeooo:rsid="0134ae6c"/>
    </style:style>
    <style:style style:name="T110" style:family="text">
      <style:text-properties officeooo:rsid="0134c155"/>
    </style:style>
    <style:style style:name="T111" style:family="text">
      <style:text-properties officeooo:rsid="0135a047"/>
    </style:style>
    <style:style style:name="T112" style:family="text">
      <style:text-properties officeooo:rsid="0138f22c"/>
    </style:style>
    <style:style style:name="T113" style:family="text">
      <style:text-properties officeooo:rsid="01396d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Alternative MUD <text:span text:style-name="T113">P</text:span>roject – <text:span text:style-name="T113">Design Document</text:span></text:h>
      <text:p text:style-name="P15"/>
      <text:h text:style-name="P64" text:outline-level="1">Asymptotic caping</text:h>
      <text:p text:style-name="P3"/>
      <text:p text:style-name="P13">Result = Cap<text:span text:style-name="T87"> * Rating</text:span> / (Cap/<text:span text:style-name="T87">2</text:span> + <text:span text:style-name="T88">Rating</text:span>)</text:p>
      <text:p text:style-name="P14"/>
      <text:p text:style-name="P27">P<text:span text:style-name="T1">říklad (Cap = </text:span><text:span text:style-name="T27">10</text:span><text:span text:style-name="T1">0):</text:span></text:p>
      <text:p text:style-name="P4">– když je <text:span text:style-name="T89">rating</text:span> 0<text:span text:style-name="T54">, tak Result bude 0</text:span></text:p>
      <text:p text:style-name="P6"><text:span text:style-name="T54">– když je </text:span><text:span text:style-name="T64">rating</text:span><text:span text:style-name="T54"> </text:span><text:span text:style-name="T90">2</text:span><text:span text:style-name="T65">5</text:span><text:span text:style-name="T54">, tak Result bude </text:span><text:span text:style-name="T66">3</text:span><text:span text:style-name="T91">3</text:span></text:p>
      <text:p text:style-name="P5"><text:span text:style-name="T54">– když je </text:span><text:span text:style-name="T89">rating</text:span><text:span text:style-name="T54"> </text:span><text:span text:style-name="T75">5</text:span><text:span text:style-name="T54">0, tak Result bude </text:span><text:span text:style-name="T63">5</text:span><text:span text:style-name="T90">0</text:span></text:p>
      <text:p text:style-name="P5">– když je <text:span text:style-name="T89">rating</text:span> 100<text:span text:style-name="T54">, tak Result bude </text:span><text:span text:style-name="T66">6</text:span><text:span text:style-name="T91">7</text:span></text:p>
      <text:p text:style-name="P5">–<text:span text:style-name="T54"> kdy</text:span>ž je <text:span text:style-name="T89">rating</text:span> <text:span text:style-name="T54">1000, tak Result bude </text:span><text:span text:style-name="T66">9</text:span><text:span text:style-name="T91">5</text:span></text:p>
      <text:p text:style-name="P7"/>
      <text:p text:style-name="P15"/>
      <text:h text:style-name="Heading_20_3" text:outline-level="3">Mergování více různý<text:span text:style-name="T86">ch asymptotických</text:span> cap<text:span text:style-name="T86">ů </text:span>na stejný stat</text:h>
      <text:p text:style-name="Text_20_body">// <text:span text:style-name="T95">Vstupní hodnoty:</text:span></text:p>
      <text:p text:style-name="P53">Cap1<text:tab/><text:tab/>// nižší asymptotický cap</text:p>
      <text:p text:style-name="P53">Cap2<text:tab/><text:tab/>// vyšší asymptotický cap</text:p>
      <text:p text:style-name="P53">Rating1<text:tab/><text:tab/>// celkový souč<text:span text:style-name="T95">et ratingu, na který se vztahuje Cap1</text:span></text:p>
      <text:p text:style-name="P54">Rating<text:span text:style-name="T95">2</text:span><text:tab/><text:tab/>// celkový souč<text:span text:style-name="T95">et ratingu, na který se vztahuje Cap2</text:span></text:p>
      <text:p text:style-name="P54">// <text:span text:style-name="T95">pomocné proměnné</text:span></text:p>
      <text:p text:style-name="P56">Value1<text:tab/><text:tab/>// Jakou efektivní hodnotu mi dá čistě Rating1, když na něj aplikuju asymptotický Cap1</text:p>
      <text:p text:style-name="P55">RequiredRating<text:tab/>// <text:span text:style-name="T96">Jaký rating bych musel mít, abych Value1 dosáhnul aplikací Capu2</text:span></text:p>
      <text:p text:style-name="P45">EffectiveCap2Rating<text:tab/>// <text:span text:style-name="T71">Jak</text:span><text:span text:style-name="T47">ý rating bych měl </text:span><text:span text:style-name="T48">při stejné výsledné efektivní hodnotě</text:span><text:span text:style-name="T47">, kdybych od</text:span></text:p>
      <text:p text:style-name="P66"><text:tab/><text:tab/><text:tab/>// začátku získával jen Rating2</text:p>
      <text:p text:style-name="P45">/*</text:p>
      <text:p text:style-name="P48">Algoritmus:</text:p>
      <text:p text:style-name="P62">– spočítám RequiredRating, tedy kolik ratingu bych potřeboval, abych se dostal na Value1, kdybych aplikoval pouze Cap2</text:p>
      <text:p text:style-name="P61">– <text:span text:style-name="T93">ve skutečnosti jsem na to ale potřeboval Rating1, takže Rating1 – RequiredRating jsem prowastoval</text:span></text:p>
      <text:p text:style-name="P47"><text:span text:style-name="T47">– </text:span><text:span text:style-name="T50">t</text:span><text:span text:style-name="T49">akže sečtu všechny ratingy co mám, odečtu od nich ten prowastovaný kus a na výsledek aplikuju Cap2</text:span></text:p>
      <text:p text:style-name="P67">*/</text:p>
      <text:p text:style-name="P67"/>
      <text:p text:style-name="P55">// <text:span text:style-name="T97">Výpočet:</text:span></text:p>
      <text:p text:style-name="P49"><text:span text:style-name="T35">Required</text:span><text:span text:style-name="T34">Rating = (</text:span><text:span text:style-name="T33">Value1 * </text:span><text:span text:style-name="T32">Cap2/</text:span><text:span text:style-name="T33">2</text:span><text:span text:style-name="T34">) / (</text:span><text:span text:style-name="T32">Cap</text:span><text:span text:style-name="T33">2 – Value1</text:span><text:span text:style-name="T34">)</text:span></text:p>
      <text:p text:style-name="P46"><text:span text:style-name="T41">WastedRating = </text:span><text:span text:style-name="T42">Rating</text:span><text:span text:style-name="T41">1 – </text:span><text:span text:style-name="T39">Required</text:span><text:span text:style-name="T38">Rating</text:span></text:p>
      <text:p text:style-name="P82">EffectiveCap2Rating </text:p>
      <text:p text:style-name="P52"><text:span text:style-name="T81"><text:tab/>/* </text:span><text:span text:style-name="T94">= Rating1 + Rating2 – WastedRating</text:span></text:p>
      <text:p text:style-name="P52"><text:span text:style-name="T94"><text:tab/> <text:s text:c="3"/>= Rating1 + Rating2 – </text:span><text:span text:style-name="T70">(</text:span><text:span text:style-name="T46">Rating</text:span><text:span text:style-name="T45">1 – </text:span><text:span text:style-name="T43">Required</text:span><text:span text:style-name="T44">Rating</text:span><text:span text:style-name="T69">) */</text:span></text:p>
      <text:p text:style-name="P51"><text:soft-page-break/><text:span text:style-name="T69"><text:tab/></text:span><text:span text:style-name="T67">= </text:span><text:span text:style-name="T68">Rating2 + requiredRating</text:span></text:p>
      <text:p text:style-name="P44">FinalValue = <text:span text:style-name="T37">Cap</text:span><text:span text:style-name="T36">2</text:span><text:span text:style-name="T38"> * </text:span><text:span text:style-name="T40">EffectiveCap2Rating</text:span><text:span text:style-name="T37"> / (Cap</text:span><text:span text:style-name="T36">2</text:span><text:span text:style-name="T37">/</text:span><text:span text:style-name="T38">2</text:span><text:span text:style-name="T37"> + </text:span><text:span text:style-name="T40">EffectiveCap2Rating</text:span><text:span text:style-name="T37">)</text:span></text:p>
      <text:p text:style-name="P50"/>
      <text:p text:style-name="P50"/>
      <text:h text:style-name="Heading_20_2" text:outline-level="2">Tier<text:span text:style-name="T76">s</text:span></text:h>
      <text:p text:style-name="P60">Názvy podle zón (vždycky celá zóna je jeden tier) nebo oblastí.</text:p>
      <text:p text:style-name="P59"/>
      <text:p text:style-name="P89"><text:span text:style-name="T83">Player tier power by měl vždycky asymptoticky capovat o 3 body nad tier power nejsilnějších mobů daného tieru – aby bylo v daném tieru teoreticky možné dostat se o 2 body nad nejsilnější moby.</text:span></text:p>
      <text:p text:style-name="P41">/* <text:span text:style-name="T84">Tier 1 má moby s powerem 1-10 a asymptotický cap 13</text:span> */</text:p>
      <text:p text:style-name="P42"/>
      <text:h text:style-name="Heading_20_3" text:outline-level="3">Tier factor</text:h>
      <text:p text:style-name="P40">– Každých 10 bodů rozdílu tier poweru hráče a moba znamená <text:span text:style-name="T85">2 body</text:span> tier factor<text:span text:style-name="T85">u</text:span>.</text:p>
      <text:p text:style-name="P40">– <text:span text:style-name="T83">Pokud je hráč nad mobem, tak se rozdíl ořeže na maximálně 2.</text:span></text:p>
      <text:p text:style-name="P34"/>
      <text:h text:style-name="Heading_20_4" text:outline-level="4">Význam tier <text:span text:style-name="T54">factoru</text:span></text:h>
      <text:p text:style-name="P34">– <text:span text:style-name="T13">násobí damage done</text:span></text:p>
      <text:p text:style-name="P34"><text:span text:style-name="T12">– </text:span><text:span text:style-name="T13">redukuje healing done (násobí se převrácenou hodnotou)</text:span></text:p>
      <text:p text:style-name="P2">– násobí damage taken</text:p>
      <text:p text:style-name="P20"><text:span text:style-name="T13">/* </text:span><text:span text:style-name="T19">Znamená to, že schopnost přežít poroste rychleji než damage done (protože snížený healing a zvýšená damage tanken se vzájemně násoběj). Je to ale lepší, než aby různé chary různě scalovaly s tier powerem.</text:span><text:span text:style-name="T13"> */</text:span></text:p>
      <text:p text:style-name="P37"><text:span text:style-name="T15">Ve všech případech platí, že </text:span><text:span text:style-name="T14">když </text:span><text:span text:style-name="T22">se něco redukuje</text:span><text:span text:style-name="T14">, tak se násobí převrácenou hodnotou </text:span><text:span text:style-name="T15">(a naopak), protože damage taken a damage done by měly jít proti sobě (když by do sebe mlátil</text:span><text:span text:style-name="T17">y</text:span><text:span text:style-name="T15"> 2 chary, jeden měl 1.2 na damage taken a druhý 1.2 na damage </text:span><text:span text:style-name="T18">done</text:span><text:span text:style-name="T15">, tak by výsledek měl být stejný, jako když nikdo žádný modifikátor nemá – a to je pochopitelně tehdy, když se jeden pronásobí X a druhej 1/X. </text:span><text:span text:style-name="T16">Zároveň to udělá to, že při redukci damage nikdy nenastane cap – násobí se převrácenou hodnotou snížení damage většího než 1, tj. se to limitně blíží k nule.</text:span></text:p>
      <text:p text:style-name="P34"/>
      <text:h text:style-name="Heading_20_3" text:outline-level="3">Dungeons</text:h>
      <text:p text:style-name="P35">Mission dungeons (on-demand generated <text:span text:style-name="T77">short dungeons</text:span>)</text:p>
      <text:p text:style-name="P92">TODO</text:p>
      <text:p text:style-name="P15"/>
      <text:h text:style-name="Heading_20_2" text:outline-level="2">Damage <text:span text:style-name="T79">and healing</text:span></text:h>
      <text:p text:style-name="P36">– <text:span text:style-name="T78">zranění se netrackuje jako current_</text:span><text:span text:style-name="T55">hp, </text:span><text:span text:style-name="T2">ale jako </text:span><text:span text:style-name="T9">seznam </text:span><text:span text:style-name="T11">záznamů</text:span><text:span text:style-name="T9"> obdrženého zranění.</text:span></text:p>
      <text:p text:style-name="P23"><text:span text:style-name="T9">/* </text:span><text:span text:style-name="T59">A to ze dvou d</text:span><text:span text:style-name="T10">ůvodů:</text:span></text:p>
      <text:list xml:id="list4048466913253700594" text:style-name="L1">
        <text:list-item>
          <text:p text:style-name="P68">Aby šlo u healů správně aplikovat tier power healera proti <text:span text:style-name="T98">tier poweru</text:span> t<text:span text:style-name="T98">oho</text:span>, kdo zranění způsobil</text:p>
        </text:list-item>
        <text:list-item>
          <text:p text:style-name="P68">Aby se daly dělat podrobné damage logy</text:p>
        </text:list-item>
      </text:list>
      <text:p text:style-name="P23">*/</text:p>
      <text:p text:style-name="P24">/* current<text:span text:style-name="T54">_hp se teda bude asi pr</text:span><text:span text:style-name="T1">ůběžně updatovat taky, aby se to nemuselo pořád přepočítávat</text:span> */</text:p>
      <text:p text:style-name="P28"><text:soft-page-break/></text:p>
      <text:p text:style-name="P29"><text:span text:style-name="T1">– automaticky se nejdřív „uhealovává“ zranění, proti kterému je healer nejefektivnější. </text:span><text:span text:style-name="T3">Takže:</text:span></text:p>
      <text:list xml:id="list5375405123529958262" text:style-name="L2">
        <text:list-item>
          <text:p text:style-name="P83"><text:span text:style-name="T3">Vybere se damage s nejnižším rozdílem (tier_</text:span><text:span text:style-name="T56">power zran</text:span><text:span text:style-name="T3">ění) – </text:span><text:span text:style-name="T4">(</text:span><text:span text:style-name="T3">tier_</text:span><text:span text:style-name="T56">power healera</text:span><text:span text:style-name="T4">)<text:line-break/></text:span><text:span text:style-name="T6">P</text:span><text:span text:style-name="T56">okud je v</text:span><text:span text:style-name="T3">íc takový</text:span><text:span text:style-name="T5">ch</text:span><text:span text:style-name="T3">, kde má healer stejnou nebo vyšší tier_</text:span><text:span text:style-name="T56">power, p</text:span><text:span text:style-name="T3">řednost dostane to s nejvyšším tier_</text:span><text:span text:style-name="T56">power – aby p</text:span><text:span text:style-name="T3">řípadně další healeři healovali zranění od nižšího tier_</text:span><text:span text:style-name="T56">poweru</text:span></text:p>
        </text:list-item>
        <text:list-item>
          <text:p text:style-name="P73">Odečte se od něj heal upravený o tier_<text:span text:style-name="T54">factor</text:span></text:p>
        </text:list-item>
        <text:list-item>
          <text:p text:style-name="P73"><text:span text:style-name="T54">Od base_heal_value se ode</text:span>čte <text:span text:style-name="T54">hodnota</text:span> odpovídající skutečně vyhealovanému zranění, před redukcí za tier_<text:span text:style-name="T54">power_difference</text:span></text:p>
        </text:list-item>
        <text:list-item>
          <text:p text:style-name="P73"><text:span text:style-name="T54">Pokud je</text:span>ště nějaká síla healu zbyde, pokračuj od bodu 1.</text:p>
        </text:list-item>
      </text:list>
      <text:p text:style-name="P15"/>
      <text:p text:style-name="P11">Parametry <text:s/>damage packetu:</text:p>
      <text:list xml:id="list2298581164739555029" text:style-name="L3">
        <text:list-item>
          <text:p text:style-name="P84"><text:span text:style-name="T62">source_id</text:span><text:span text:style-name="T57"> by asi m</text:span><text:span text:style-name="T7">ělo být unikátní idčko všech možných zdrojů damage, </text:span><text:span text:style-name="T57">platn</text:span><text:span text:style-name="T7">é vždy pro danou instanci aplikace. Tj. něco jako hodnota pointeru, ale adresou v paměti by se pochopitelně indexovat nemělo, tj. musí na to být nějaký source_</text:span><text:span text:style-name="T57">id manager, kter</text:span><text:span text:style-name="T7">ý bude idčka přidělovat<text:line-break/>/* </text:span><text:span text:style-name="T58">Podle toho p</text:span><text:span text:style-name="T8">ůjde například vypsat, kolik damage dal jeden konkrétní mob daného vnumu</text:span><text:span text:style-name="T7"> */</text:span></text:p>
        </text:list-item>
        <text:list-item>
          <text:p text:style-name="P85"><text:span text:style-name="T25">source_id_type</text:span><text:span text:style-name="T54"> je n</text:span><text:span text:style-name="T1">ěco jako vnum </text:span><text:span text:style-name="T54">zdroje. </text:span><text:span text:style-name="T8">V případě hráčů asi idčko hráče</text:span></text:p>
        </text:list-item>
        <text:list-item>
          <text:p text:style-name="P86"><text:span text:style-name="T81">source_type</text:span> je n<text:span text:style-name="T1">ěco ve stylu čísla skillu na Brutusu</text:span></text:p>
        </text:list-item>
        <text:list-item>
          <text:p text:style-name="P74">resist_type</text:p>
        </text:list-item>
      </text:list>
      <text:p text:style-name="P30"/>
      <text:p text:style-name="P30"/>
      <text:p text:style-name="P1">DEBUG TOOLS:</text:p>
      <text:p text:style-name="P1">– stat aktuální damage na libovolném cíli</text:p>
      <text:p text:style-name="P1">– plný výpis všech parametrů damage balíčků ve chvíli udělení</text:p>
      <text:p text:style-name="P1">/* <text:span text:style-name="T80">damlog je vlastně taky debug tool</text:span> */</text:p>
      <text:p text:style-name="P8"/>
      <text:p text:style-name="P16"/>
      <text:h text:style-name="Heading_20_2" text:outline-level="2"><text:span text:style-name="T100">R</text:span><text:span text:style-name="T99">ůst expů </text:span><text:span text:style-name="T101">za moby</text:span></text:h>
      <text:p text:style-name="P25"><text:span text:style-name="T101">– mobové na konci tier bracketu dávají dvojnásobné expy než na začátku. </text:span><text:span text:style-name="T102">Každý tierový bracket má ale vlastní expy, takže to není exponenciální</text:span></text:p>
      <text:p text:style-name="P25"><text:span text:style-name="T101">– s </text:span><text:span text:style-name="T104">(pvp)</text:span><text:span text:style-name="T101"> levelem moba expy neporostou</text:span></text:p>
      <text:p text:style-name="P25"><text:span text:style-name="T101">/* Není to totiž potřeba. </text:span><text:span text:style-name="T103">Žádní netieroví mobové nebudou existovat, takže u všech mobů růst expů bude. Chodit expit na lowlevelové moby </text:span><text:span text:style-name="T104">kvůli rychlým expům</text:span><text:span text:style-name="T103"> nebude mít smysl, protože z tierů, kde se vyskytují, se získávají jen expy s nízkým capem</text:span><text:span text:style-name="T101"> */</text:span></text:p>
      <text:p text:style-name="P26"/>
      <text:p text:style-name="P19"/>
      <text:p text:style-name="P18"/>
      <text:p text:style-name="P17"/>
      <text:p text:style-name="P17"/>
      <text:p text:style-name="P16"/>
      <text:h text:style-name="P63" text:outline-level="2"/>
      <text:p text:style-name="P16"/>
      <text:h text:style-name="Heading_20_1" text:outline-level="1"><text:soft-page-break/>Hit points a <text:span text:style-name="T107">Output</text:span> power</text:h>
      <text:p text:style-name="P79">– <text:span text:style-name="T106">hp jsou standardní stat, tj. na každém tier bracketu (1-10, 11-20) mají asymptotický cap.</text:span></text:p>
      <text:p text:style-name="P79">– <text:span text:style-name="T107">stejný cap a stejné vlastnosti má Output power</text:span></text:p>
      <text:p text:style-name="P79"/>
      <text:p text:style-name="P80">Efekt hit pointů je self explanatory</text:p>
      <text:p text:style-name="P80">Efekt Output power je k němu inverzní</text:p>
      <text:p text:style-name="P80">– <text:span text:style-name="T109">jedná se o multiplikátor veškeré damage/healů a vypočte se jako current_</text:span><text:span text:style-name="T72">output_power / level_1_output_power_base</text:span></text:p>
      <text:p text:style-name="P81"><text:span text:style-name="T108">–</text:span><text:span text:style-name="T54"> level_1_output_power_base je </text:span><text:span text:style-name="T73">konstanta nez</text:span><text:span text:style-name="T110">ávislá na rase, classa ani ničem dalším. Nejspíš to bude 100 (na levelu 1 bude mít char zhruba kolem 100 hp a 100 output power).</text:span></text:p>
      <text:p text:style-name="P72">/* <text:span text:style-name="T111">Pokud má char Output power 200 (po aplikování asymptotických capů), tak bude dávat dvojnásobnou damage a healovat za dvojnásobek než na levlu 1, kde má Output power 100</text:span> */</text:p>
      <text:p text:style-name="P69"/>
      <text:h text:style-name="Heading_20_1" text:outline-level="1">Attack types – resistances</text:h>
      <text:p text:style-name="P77">Crush</text:p>
      <text:p text:style-name="P77">Slash</text:p>
      <text:p text:style-name="P77">Pierce</text:p>
      <text:p text:style-name="P77">Frost</text:p>
      <text:p text:style-name="P77">Fire</text:p>
      <text:p text:style-name="P77">Acid</text:p>
      <text:p text:style-name="P77">Poison</text:p>
      <text:p text:style-name="P78">Mind</text:p>
      <text:p text:style-name="P78"/>
      <text:p text:style-name="P70">/*</text:p>
      <text:p text:style-name="P71">Body zatím nechám stranou, snad nebude potřeba.</text:p>
      <text:p text:style-name="P70">*/</text:p>
      <text:p text:style-name="P9"/>
      <text:h text:style-name="Heading_20_2" text:outline-level="2">Player resitance <text:span text:style-name="T105">ratings and specific power ratings</text:span></text:h>
      <text:p text:style-name="P32"><text:span text:style-name="T52">// specific power je útočný stat, který boostuje damage do daného rezistu. Takže např. frost resist – frost power. Když má útočník stejnou frost power jako obránce frost resist, damage se nemění (modifier bude 1).</text:span></text:p>
      <text:p text:style-name="P31"><text:span text:style-name="T81">modifier =</text:span><text:span text:style-name="T82"> </text:span><text:span text:style-name="T81">(100 + specific_power) / (100 + specific_resist)</text:span></text:p>
      <text:p text:style-name="P31">/* <text:span text:style-name="T92">100 je konstanta, kter</text:span><text:span text:style-name="T28">á „zahlazuje“ výkyvy blízko levelu 1. Měla by to být zhruba hodnota </text:span><text:span text:style-name="T29">na max levelu prvního tieru.</text:span> */</text:p>
      <text:p text:style-name="P33">percentual_modifier = 100 * modifier</text:p>
      <text:p text:style-name="P12">Na percentual_<text:span text:style-name="T54">modifier se n</text:span>ásledně ještě aplikuje asymptotický cap 50.</text:p>
      <text:p text:style-name="P31">/* <text:span text:style-name="T31">Protože v</text:span><text:span text:style-name="T29"> pvp nechc</text:span><text:span text:style-name="T31">eme</text:span><text:span text:style-name="T29">, aby damage high-level charu do level 1 nováčka mohla ulítnout o víc než </text:span><text:span text:style-name="T31">o</text:span><text:span text:style-name="T29"> +50</text:span><text:span text:style-name="T30">%</text:span> */</text:p>
      <text:p text:style-name="P31"/>
      <text:p text:style-name="P88">Mobove maji fixni re<text:span text:style-name="T53">sistance ratings</text:span> <text:span text:style-name="T1">(a specific power). Hodnota je zavislá čistě na levelu moba (a builder ji tudíž ani nenastavuje). </text:span><text:span text:style-name="T53">Zranitelnosti <text:s/>nebo odolnosti mobum se nastavuji přes nonplayer resistances.</text:span></text:p>
      <text:p text:style-name="P10"><text:soft-page-break/></text:p>
      <text:h text:style-name="Heading_20_2" text:outline-level="2">Nonplayer resistances</text:h>
      <text:p text:style-name="P22">/* <text:span text:style-name="T24">Říkat se jim bude prostě </text:span><text:span text:style-name="T26">resistances</text:span><text:span text:style-name="T24"> (zatímco player rezistům se bude říkat </text:span><text:span text:style-name="T26">resistatnce ratings</text:span><text:span text:style-name="T24">) </text:span>*/</text:p>
      <text:p text:style-name="P38">– jsou přímo v procentech</text:p>
      <text:p text:style-name="P39">– stackují multiplikativně: Pokud má potvora nastaven fire resist např. 60%<text:span text:style-name="T54"> a pou</text:span><text:span text:style-name="T1">žije situační abilitu, která dává dalších 50% </text:span><text:span text:style-name="T54">rezistu, tak dohromady mitiguje </text:span><text:span text:style-name="T1">8</text:span><text:span text:style-name="T20">0</text:span><text:span text:style-name="T54">%</text:span></text:p>
      <text:p text:style-name="P43"><text:span text:style-name="T1">– Násobí se doplňky do </text:span><text:span text:style-name="T54">100%:</text:span></text:p>
      <text:p text:style-name="P43"><text:span text:style-name="T20">(1 – </text:span><text:span text:style-name="T60"><text:s/></text:span><text:span text:style-name="T23">(</text:span><text:span text:style-name="T20">1 – 0,6</text:span><text:span text:style-name="T23">) * </text:span><text:span text:style-name="T20">(1 – 0,5)) = 0,8</text:span></text:p>
      <text:p text:style-name="P21"><text:span text:style-name="T20">/* </text:span><text:span text:style-name="T21">Proč takhle?</text:span></text:p>
      <text:p text:style-name="P21"><text:span text:style-name="T21">Protože situační bonus znamená, že potvora bude dočastně dostávat X</text:span><text:span text:style-name="T61">% dan</text:span><text:span text:style-name="T21">ého typu damage oproti pro ni normálnímu stavu – opět není žádoucí, aby to builder musel přepočítávat</text:span><text:span text:style-name="T20"> */</text:span></text:p>
      <text:p text:style-name="P57"/>
      <text:p text:style-name="P57"/>
      <text:h text:style-name="Heading_20_1" text:outline-level="1">Racial <text:span text:style-name="T112">and class</text:span> modifiers</text:h>
      <text:p text:style-name="P91">– jsou vždy multiplikativní koeficienty</text:p>
      <text:p text:style-name="P57"/>
      <text:h text:style-name="Heading_20_1" text:outline-level="1"><text:span text:style-name="T20">P</text:span><text:span text:style-name="T1">říkazy</text:span></text:h>
      <text:p text:style-name="P75">tierstats</text:p>
      <text:p text:style-name="P58"><text:span text:style-name="T1">– </text:span><text:span text:style-name="T51">vypíše seznam všech tier powerů a jejich hodnot</text:span></text:p>
      <text:p text:style-name="P76">– asi by to mělo jít filtrovat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2cm" style:contextual-spacing="false" fo:text-align="justify" style:justify-single-word="false" fo:background-color="transparent">
        <style:background-image/>
      </style:paragraph-properties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4cm" fo:margin-bottom="0.101cm" style:contextual-spacing="false" fo:text-indent="0cm" style:auto-text-indent="false" fo:keep-with-next="always"/>
      <style:text-properties fo:font-size="20pt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3cm" fo:margin-bottom="0.101cm" style:contextual-spacing="false" fo:text-indent="0cm" style:auto-text-indent="false" fo:keep-with-next="always"/>
      <style:text-properties fo:font-size="18pt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199cm" fo:margin-bottom="0.101cm" style:contextual-spacing="false" fo:text-indent="0cm" style:auto-text-indent="false" fo:background-color="transparent" fo:keep-with-next="always">
        <style:background-image/>
      </style:paragraph-properties>
      <style:text-properties fo:font-size="16pt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99cm" fo:margin-bottom="0.101cm" style:contextual-spacing="false" fo:text-indent="0cm" style:auto-text-indent="false" fo:background-color="transparent" fo:keep-with-next="auto">
        <style:background-image/>
      </style:paragraph-properties>
      <style:text-properties style:font-name="Times New Roman" fo:font-family="'Times New Roman'" style:font-family-generic="roman" style:font-pitch="variable" fo:font-size="14pt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101cm" style:contextual-spacing="false" fo:text-indent="0cm" style:auto-text-indent="false"/>
      <style:text-properties style:font-name="Times New Roman" fo:font-family="'Times New Roman'" style:font-family-generic="roman" style:font-pitch="variable" fo:font-size="12pt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99cm" fo:margin-bottom="0.101cm" style:contextual-spacing="false" fo:text-indent="0cm" style:auto-text-indent="false"/>
      <style:text-properties style:font-name="Times New Roman" fo:font-family="'Times New Roman'" style:font-family-generic="roman" style:font-pitch="variable" fo:font-size="11pt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203cm" fo:margin-bottom="0.102cm" style:contextual-spacing="false" fo:text-indent="0cm" style:auto-text-indent="false"/>
      <style:text-properties style:font-name="Times New Roman" fo:font-family="'Times New Roman'" style:font-family-generic="roman" style:font-pitch="variable" fo:font-size="10.5pt" fo:language="cs" fo:country="CZ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203cm" fo:margin-bottom="0.102cm" style:contextual-spacing="false" fo:text-indent="0cm" style:auto-text-indent="false"/>
      <style:text-properties style:font-name="Times New Roman" fo:font-family="'Times New Roman'" style:font-family-generic="roman" style:font-pitch="variable" fo:font-size="10pt" fo:language="cs" fo:country="CZ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203cm" fo:margin-bottom="0.102cm" style:contextual-spacing="false" fo:text-indent="0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Example_20_header" style:display-name="Example header" style:family="paragraph" style:parent-style-name="Standard">
      <style:text-properties fo:font-style="italic" style:font-style-asian="italic"/>
    </style:style>
    <style:style style:name="Comment" style:family="paragraph" style:parent-style-name="Standard">
      <style:text-properties fo:font-size="8pt" style:font-size-asian="8pt" style:font-size-complex="10pt"/>
    </style:style>
    <style:style style:name="Example" style:family="paragraph" style:parent-style-name="Standard">
      <style:text-properties fo:font-size="10pt" fo:font-style="italic" style:font-size-asian="10pt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4-12-18T14:53:16.451000000</dc:date>
    <meta:print-date>2113-01-01T00:00:00</meta:print-date>
    <meta:editing-cycles>4608</meta:editing-cycles>
    <meta:editing-duration>P14DT5H1M38S</meta:editing-duration>
    <meta:generator>LibreOffice/4.2.4.2$Windows_x86 LibreOffice_project/63150712c6d317d27ce2db16eb94c2f3d7b699f8</meta:generator>
    <meta:document-statistic meta:table-count="0" meta:image-count="0" meta:object-count="0" meta:page-count="5" meta:paragraph-count="117" meta:word-count="1192" meta:character-count="7431" meta:non-whitespace-character-count="6300"/>
  </office:meta>
</office:document-meta>
</file>